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7cm" loext:decorative="false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2" draw:marker-end-width="0.3cm" draw:fill="none" draw:fill-color="#000000" draw:textarea-vertical-align="middle" loext:decorative="false"/>
    </style:style>
    <style:style style:name="gr12" style:family="graphic" style:parent-style-name="objectwithoutfill">
      <style:graphic-properties draw:marker-end="Arrowheads_20_3" draw:marker-end-width="0.3cm" draw:fill="none" draw:fill-color="#000000" draw:textarea-vertical-align="middle" loext:decorative="false"/>
    </style:style>
    <style:style style:name="gr13" style:family="graphic" style:parent-style-name="objectwithoutfill">
      <style:graphic-properties draw:marker-end="Arrowheads_20_4" draw:marker-end-width="0.3cm" draw:fill="none" draw:fill-color="#000000" draw:textarea-vertical-align="middle" loext:decorative="false"/>
    </style:style>
    <style:style style:name="gr14" style:family="graphic" style:parent-style-name="objectwithoutfill">
      <style:graphic-properties draw:marker-end="Arrowheads_20_5" draw:marker-end-width="0.3cm" draw:fill="none" draw:fill-color="#000000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3cm" loext:decorative="false"/>
      <style:paragraph-properties style:writing-mode="lr-tb"/>
    </style:style>
    <style:style style:name="gr20" style:family="graphic" style:parent-style-name="objectwithoutfill">
      <style:graphic-properties draw:marker-end="Arrowheads_20_6" draw:marker-end-width="0.3cm" draw:fill="solid" draw:fill-color="#000000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2.5cm" fo:min-width="4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P1" style:family="paragraph">
      <style:text-properties fo:background-color="#81d41a"/>
    </style:style>
    <style:style style:name="P2" style:family="paragraph">
      <loext:graphic-properties draw:fill="none" draw:fill-color="#ffffff"/>
      <style:text-properties fo:background-color="#81d41a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style:text-properties fo:color="#000000" loext:opacity="100%" fo:background-color="#ffff00"/>
    </style:style>
    <style:style style:name="P7" style:family="paragraph">
      <loext:graphic-properties draw:fill="none" draw:fill-color="#ffffff"/>
      <style:text-properties fo:color="#000000" loext:opacity="100%" fo:background-color="#ffff00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text-properties fo:background-color="#ffff00"/>
    </style:style>
    <style:style style:name="P11" style:family="paragraph">
      <loext:graphic-properties draw:fill="none" draw:fill-color="#ffffff"/>
      <style:text-properties fo:background-color="#ffff00"/>
    </style:style>
    <style:style style:name="T1" style:family="text">
      <style:text-properties fo:background-color="#ffff00"/>
    </style:style>
    <style:style style:name="T2" style:family="text">
      <style:text-properties fo:background-color="#81d41a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1.701cm" svg:height="0.962cm" svg:x="0.5cm" svg:y="3.5cm">
          <draw:text-box>
            <text:p text:style-name="P1">./src</text:p>
          </draw:text-box>
        </draw:frame>
        <draw:frame draw:style-name="gr2" draw:text-style-name="P3" xml:id="id2" draw:id="id2" draw:layer="layout" svg:width="2.196cm" svg:height="0.962cm" svg:x="4.75cm" svg:y="3.5cm">
          <draw:text-box>
            <text:p>./build</text:p>
          </draw:text-box>
        </draw:frame>
        <draw:frame draw:style-name="gr3" draw:text-style-name="P3" xml:id="id4" draw:id="id4" draw:layer="layout" svg:width="2.726cm" svg:height="0.962cm" svg:x="11.774cm" svg:y="3.5cm">
          <draw:text-box>
            <text:p>./deploy</text:p>
          </draw:text-box>
        </draw:frame>
        <draw:frame draw:style-name="gr4" draw:text-style-name="P3" xml:id="id3" draw:id="id3" draw:layer="layout" svg:width="2.549cm" svg:height="0.962cm" svg:x="4.75cm" svg:y="0.538cm">
          <draw:text-box>
            <text:p>./cache</text:p>
          </draw:text-box>
        </draw:frame>
        <draw:frame draw:style-name="gr5" draw:text-style-name="P2" draw:layer="layout" svg:width="2.478cm" svg:height="0.962cm" svg:x="0.522cm" svg:y="5.5cm">
          <draw:text-box>
            <text:p text:style-name="P1">./styles</text:p>
          </draw:text-box>
        </draw:frame>
        <draw:frame draw:style-name="gr6" draw:text-style-name="P3" xml:id="id5" draw:id="id5" draw:layer="layout" svg:width="2.831cm" svg:height="0.962cm" svg:x="16.669cm" svg:y="3.5cm">
          <draw:text-box>
            <text:p>Browser</text:p>
          </draw:text-box>
        </draw:frame>
        <draw:frame draw:style-name="gr7" draw:text-style-name="P2" draw:layer="layout" svg:width="2.866cm" svg:height="0.962cm" svg:x="3.906cm" svg:y="5.5cm">
          <draw:text-box>
            <text:p text:style-name="P1">./articles</text:p>
          </draw:text-box>
        </draw:frame>
        <draw:frame draw:style-name="gr8" draw:text-style-name="P2" draw:layer="layout" svg:width="3.643cm" svg:height="0.962cm" svg:x="0.5cm" svg:y="6.462cm">
          <draw:text-box>
            <text:p text:style-name="P1">./resources</text:p>
          </draw:text-box>
        </draw:frame>
        <draw:frame draw:style-name="gr9" draw:text-style-name="P2" draw:layer="layout" svg:width="2.337cm" svg:height="0.962cm" svg:x="0.5cm" svg:y="7.462cm">
          <draw:text-box>
            <text:p text:style-name="P1">./static</text:p>
          </draw:text-box>
        </draw:frame>
        <draw:connector draw:style-name="gr10" draw:text-style-name="P4" draw:layer="layout" draw:type="curve" svg:x1="2.201cm" svg:y1="3.981cm" svg:x2="4.75cm" svg:y2="3.981cm" draw:start-shape="id1" draw:start-glue-point="1" draw:end-shape="id2" draw:end-glue-point="3" svg:d="M2201 3981h2549" svg:viewBox="0 0 2550 1">
          <text:p/>
        </draw:connector>
        <draw:connector draw:style-name="gr11" draw:text-style-name="P5" draw:layer="layout" draw:type="curve" svg:x1="5.848cm" svg:y1="3.5cm" svg:x2="4.75cm" svg:y2="1.019cm" draw:start-shape="id2" draw:start-glue-point="0" draw:end-shape="id3" draw:end-glue-point="3" svg:d="M5848 3500c0-1500-799-1250-1261-1495s-587-986 163-986" svg:viewBox="0 0 1635 2482">
          <text:p/>
        </draw:connector>
        <draw:connector draw:style-name="gr12" draw:text-style-name="P5" draw:layer="layout" draw:type="curve" svg:x1="7.299cm" svg:y1="1.019cm" svg:x2="5.848cm" svg:y2="3.5cm" draw:start-shape="id3" draw:start-glue-point="1" draw:end-shape="id2" draw:end-glue-point="0" svg:d="M7299 1019c750 0 625 741 75 986s-1526-5-1526 1495" svg:viewBox="0 0 1977 2482">
          <text:p/>
        </draw:connector>
        <draw:connector draw:style-name="gr13" draw:text-style-name="P5" draw:layer="layout" draw:type="curve" svg:x1="6.946cm" svg:y1="3.981cm" svg:x2="11.774cm" svg:y2="3.981cm" draw:start-shape="id2" draw:start-glue-point="1" draw:end-shape="id4" draw:end-glue-point="3" svg:d="M6946 3981h4828" svg:viewBox="0 0 4829 1">
          <text:p/>
        </draw:connector>
        <draw:connector draw:style-name="gr14" draw:text-style-name="P5" draw:layer="layout" draw:type="curve" svg:x1="14.5cm" svg:y1="3.981cm" svg:x2="16.669cm" svg:y2="3.981cm" draw:start-shape="id4" draw:start-glue-point="1" draw:end-shape="id5" draw:end-glue-point="3" svg:d="M14500 3981h2169" svg:viewBox="0 0 2170 1">
          <text:p/>
        </draw:connector>
        <draw:frame draw:style-name="gr15" draw:text-style-name="P7" draw:layer="layout" svg:width="2.75cm" svg:height="2.384cm" svg:x="14.25cm" svg:y="1.25cm">
          <draw:text-box>
            <text:p text:style-name="P6">Static</text:p>
            <text:p text:style-name="P6">Web</text:p>
            <text:p text:style-name="P6">Server</text:p>
          </draw:text-box>
        </draw:frame>
        <draw:frame draw:style-name="gr16" draw:text-style-name="P7" draw:layer="layout" svg:width="5.09cm" svg:height="1cm" svg:x="6.66cm" svg:y="2.5cm">
          <draw:text-box>
            <text:p text:style-name="P6">Node.js &amp; React</text:p>
          </draw:text-box>
        </draw:frame>
        <draw:frame draw:style-name="gr17" draw:text-style-name="P2" draw:layer="layout" svg:width="3.078cm" svg:height="0.962cm" svg:x="3.906cm" svg:y="6.538cm">
          <draw:text-box>
            <text:p text:style-name="P1">./projects</text:p>
          </draw:text-box>
        </draw:frame>
        <draw:frame draw:style-name="gr18" draw:text-style-name="P2" draw:layer="layout" svg:width="2.161cm" svg:height="0.962cm" svg:x="3.906cm" svg:y="7.538cm">
          <draw:text-box>
            <text:p text:style-name="P1">./talks</text:p>
          </draw:text-box>
        </draw:frame>
        <draw:frame draw:style-name="gr19" draw:text-style-name="P7" draw:layer="layout" svg:width="1.313cm" svg:height="0.962cm" svg:x="2.437cm" svg:y="2.538cm">
          <draw:text-box>
            <text:p text:style-name="P6">tsc</text:p>
          </draw:text-box>
        </draw:frame>
        <draw:connector draw:style-name="gr20" draw:text-style-name="P8" draw:layer="layout" draw:type="curve" draw:line-skew="-0.28cm" svg:x1="3.638cm" svg:y1="5.41cm" svg:x2="5.848cm" svg:y2="4.462cm" draw:end-shape="id2" draw:end-glue-point="2" svg:d="M3638 5410c0-756 2210-282 2210-948" svg:viewBox="0 0 2211 949">
          <text:p/>
        </draw:connector>
        <draw:frame draw:style-name="gr21" draw:text-style-name="P2" xml:id="id6" draw:id="id6" draw:layer="layout" svg:width="2.548cm" svg:height="0.962cm" svg:x="10cm" svg:y="6.5cm">
          <draw:text-box>
            <text:p text:style-name="P1">Immich</text:p>
          </draw:text-box>
        </draw:frame>
        <draw:connector draw:style-name="gr22" draw:text-style-name="P4" draw:layer="layout" draw:type="curve" svg:x1="11.274cm" svg:y1="6.5cm" svg:x2="5.848cm" svg:y2="4.462cm" draw:start-shape="id6" draw:start-glue-point="0" draw:end-shape="id2" draw:end-glue-point="2" svg:d="M11274 6500c0-1528-5426-510-5426-2038" svg:viewBox="0 0 5427 2039">
          <text:p/>
        </draw:connector>
        <draw:custom-shape draw:style-name="gr23" draw:text-style-name="P9" draw:layer="layout" svg:width="4.5cm" svg:height="2.75cm" svg:x="15cm" svg:y="6.75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4.455cm" svg:height="2.384cm" svg:x="15.045cm" svg:y="7cm">
          <draw:text-box>
            <text:p><text:span text:style-name="T1">system</text:span></text:p>
            <text:p><text:span text:style-name="T2">my input</text:span></text:p>
            <text:p>system output</text:p>
          </draw:text-box>
        </draw:frame>
        <draw:frame draw:style-name="gr16" draw:text-style-name="P11" draw:layer="layout" svg:width="3.75cm" svg:height="1cm" svg:x="8.25cm" svg:y="4.5cm">
          <draw:text-box>
            <text:p text:style-name="P10">Immich API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1T21:13:00.019465958</meta:creation-date>
    <dc:date>2026-01-02T22:37:22.304625447</dc:date>
    <meta:editing-duration>PT23H6M34S</meta:editing-duration>
    <meta:editing-cycles>13</meta:editing-cycles>
    <meta:generator>LibreOffice/25.2.3.2$Linux_X86_64 LibreOffice_project/520$Build-2</meta:generator>
    <meta:document-statistic meta:object-count="25"/>
  </office:meta>
</office:document-meta>
</file>